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29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188cm" svg:height="1.68cm" draw:transform="skewX (0.000698131700797736) rotate (-0.386415896391545) translate (4.15447995577218cm 0.536409363874401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79) translate (4.35298763473589cm 1.618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55071468622961cm 1.231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42645781206569cm 0.81062810846249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6.59816917510429cm 1.4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7:05.137000000</dc:date>
    <meta:editing-duration>PT3M11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